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ext-properties officeooo:paragraph-rsid="0000e70e"/>
    </style:style>
    <style:style style:name="P2" style:family="paragraph" style:parent-style-name="Standard">
      <style:paragraph-properties fo:margin-top="0cm" fo:margin-bottom="0cm" loext:contextual-spacing="false" fo:text-align="justify" style:justify-single-word="false"/>
      <style:text-properties fo:font-weight="bold" officeooo:paragraph-rsid="0000e70e" style:font-weight-asian="bold"/>
    </style:style>
    <style:style style:name="P3" style:family="paragraph" style:parent-style-name="Standard">
      <style:paragraph-properties fo:margin-top="0cm" fo:margin-bottom="0cm" loext:contextual-spacing="false" fo:text-align="justify" style:justify-single-word="false"/>
      <style:text-properties officeooo:rsid="002240a4" officeooo:paragraph-rsid="0000e70e"/>
    </style:style>
    <style:style style:name="P4" style:family="paragraph" style:parent-style-name="Standard">
      <style:paragraph-properties fo:margin-top="0cm" fo:margin-bottom="0cm" loext:contextual-spacing="false" fo:text-align="justify" style:justify-single-word="false"/>
      <style:text-properties officeooo:rsid="002313e1" officeooo:paragraph-rsid="0000e70e"/>
    </style:style>
    <style:style style:name="P5" style:family="paragraph" style:parent-style-name="Standard">
      <style:paragraph-properties fo:margin-top="0cm" fo:margin-bottom="0cm" loext:contextual-spacing="false" fo:text-align="justify" style:justify-single-word="false"/>
      <style:text-properties fo:font-weight="normal" officeooo:rsid="002313e1" officeooo:paragraph-rsid="0000e70e" style:font-weight-asian="normal" style:font-weight-complex="normal"/>
    </style:style>
    <style:style style:name="P6" style:family="paragraph" style:parent-style-name="Heading_20_3">
      <style:paragraph-properties fo:margin-top="0cm" fo:margin-bottom="0cm" loext:contextual-spacing="false" fo:text-align="justify" style:justify-single-word="false"/>
      <style:text-properties officeooo:paragraph-rsid="0000e70e"/>
    </style:style>
    <style:style style:name="P7" style:family="paragraph" style:parent-style-name="Heading_20_2">
      <style:paragraph-properties fo:margin-top="0cm" fo:margin-bottom="0cm" loext:contextual-spacing="false" fo:text-align="justify" style:justify-single-word="false"/>
      <style:text-properties officeooo:paragraph-rsid="0000e70e"/>
    </style:style>
    <style:style style:name="P8" style:family="paragraph" style:parent-style-name="Standard">
      <style:paragraph-properties fo:margin-left="1.27cm" fo:margin-right="0cm" fo:text-align="justify" style:justify-single-word="false" fo:text-indent="-0.635cm" style:auto-text-indent="false"/>
      <style:text-properties style:text-underline-style="none" officeooo:paragraph-rsid="0000e70e"/>
    </style:style>
    <style:style style:name="P9" style:family="paragraph" style:parent-style-name="Standard">
      <style:paragraph-properties fo:margin-left="1.27cm" fo:margin-right="0cm" fo:text-align="justify" style:justify-single-word="false" fo:text-indent="-0.635cm" style:auto-text-indent="false"/>
      <style:text-properties style:text-underline-style="none" fo:font-weight="bold" officeooo:paragraph-rsid="0000e70e" style:font-weight-asian="bold"/>
    </style:style>
    <style:style style:name="P10" style:family="paragraph" style:parent-style-name="Standard">
      <style:paragraph-properties fo:margin-left="1.27cm" fo:margin-right="0cm" fo:text-align="justify" style:justify-single-word="false" fo:text-indent="-0.635cm" style:auto-text-indent="false"/>
      <style:text-properties style:text-underline-style="none" fo:font-weight="bold" officeooo:paragraph-rsid="0000e70e" style:font-weight-asian="bold" style:font-weight-complex="bold"/>
    </style:style>
    <style:style style:name="P11" style:family="paragraph" style:parent-style-name="Standard">
      <style:paragraph-properties fo:margin-left="1.27cm" fo:margin-right="0cm" fo:text-align="justify" style:justify-single-word="false" fo:text-indent="-0.635cm" style:auto-text-indent="false"/>
      <style:text-properties fo:font-weight="bold" officeooo:paragraph-rsid="0000e70e" style:font-weight-asian="bold"/>
    </style:style>
    <style:style style:name="P12"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officeooo:paragraph-rsid="0000e70e"/>
    </style:style>
    <style:style style:name="P13"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officeooo:rsid="001e8e77" officeooo:paragraph-rsid="0000e70e"/>
    </style:style>
    <style:style style:name="P14"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paragraph-rsid="0000e70e"/>
    </style:style>
    <style:style style:name="P15"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021b7a9" officeooo:paragraph-rsid="0000e70e"/>
    </style:style>
    <style:style style:name="P16" style:family="paragraph" style:parent-style-name="Heading_20_3">
      <style:text-properties officeooo:paragraph-rsid="0000e70e"/>
    </style:style>
    <style:style style:name="P17" style:family="paragraph" style:parent-style-name="Standard" style:list-style-name="WWNum38">
      <style:paragraph-properties fo:margin-left="1.27cm" fo:margin-right="0cm" fo:text-align="justify" style:justify-single-word="false" fo:text-indent="-0.635cm" style:auto-text-indent="false"/>
      <style:text-properties officeooo:paragraph-rsid="0000e70e"/>
    </style:style>
    <style:style style:name="P18" style:family="paragraph" style:parent-style-name="Standard" style:list-style-name="WWNum10">
      <style:paragraph-properties fo:margin-left="1.27cm" fo:margin-right="0cm" fo:text-align="justify" style:justify-single-word="false" fo:text-indent="-0.635cm" style:auto-text-indent="false"/>
      <style:text-properties officeooo:paragraph-rsid="0000e70e"/>
    </style:style>
    <style:style style:name="P19" style:family="paragraph" style:parent-style-name="Standard" style:list-style-name="WWNum37">
      <style:paragraph-properties fo:margin-left="1.27cm" fo:margin-right="0cm" fo:text-align="justify" style:justify-single-word="false" fo:text-indent="-0.635cm" style:auto-text-indent="false"/>
      <style:text-properties officeooo:paragraph-rsid="0000e70e"/>
    </style:style>
    <style:style style:name="P20" style:family="paragraph" style:parent-style-name="Standard" style:list-style-name="WWNum9">
      <style:paragraph-properties fo:margin-left="1.27cm" fo:margin-right="0cm" fo:text-align="justify" style:justify-single-word="false" fo:text-indent="-0.635cm" style:auto-text-indent="false"/>
      <style:text-properties officeooo:paragraph-rsid="0000e70e"/>
    </style:style>
    <style:style style:name="P21" style:family="paragraph" style:parent-style-name="Standard" style:list-style-name="WWNum36">
      <style:paragraph-properties fo:margin-left="1.27cm" fo:margin-right="0cm" fo:text-align="justify" style:justify-single-word="false" fo:text-indent="-0.635cm" style:auto-text-indent="false"/>
      <style:text-properties officeooo:paragraph-rsid="0000e70e"/>
    </style:style>
    <style:style style:name="P22" style:family="paragraph" style:parent-style-name="Standard" style:list-style-name="WWNum14">
      <style:paragraph-properties fo:margin-left="1.27cm" fo:margin-right="0cm" fo:text-align="justify" style:justify-single-word="false" fo:text-indent="-0.635cm" style:auto-text-indent="false"/>
      <style:text-properties officeooo:paragraph-rsid="0000e70e"/>
    </style:style>
    <style:style style:name="P23" style:family="paragraph" style:parent-style-name="Standard" style:list-style-name="WWNum31">
      <style:paragraph-properties fo:margin-left="1.27cm" fo:margin-right="0cm" fo:text-align="justify" style:justify-single-word="false" fo:text-indent="-0.635cm" style:auto-text-indent="false"/>
      <style:text-properties fo:font-weight="bold" officeooo:paragraph-rsid="0000e70e" style:font-weight-asian="bold"/>
    </style:style>
    <style:style style:name="P24" style:family="paragraph" style:parent-style-name="Standard" style:list-style-name="WWNum27">
      <style:paragraph-properties fo:margin-left="1.27cm" fo:margin-right="0cm" fo:text-align="justify" style:justify-single-word="false" fo:text-indent="-0.635cm" style:auto-text-indent="false"/>
      <style:text-properties fo:font-weight="bold" officeooo:paragraph-rsid="0000e70e" style:font-weight-asian="bold"/>
    </style:style>
    <style:style style:name="P25" style:family="paragraph" style:parent-style-name="Standard" style:list-style-name="WWNum35">
      <style:paragraph-properties fo:margin-left="1.27cm" fo:margin-right="0cm" fo:text-align="justify" style:justify-single-word="false" fo:text-indent="-0.635cm" style:auto-text-indent="false"/>
      <style:text-properties fo:font-weight="bold" officeooo:paragraph-rsid="0000e70e" style:font-weight-asian="bold"/>
    </style:style>
    <style:style style:name="P26" style:family="paragraph" style:parent-style-name="Standard" style:list-style-name="WWNum15">
      <style:paragraph-properties fo:margin-left="1.27cm" fo:margin-right="0cm" fo:text-align="justify" style:justify-single-word="false" fo:text-indent="-0.635cm" style:auto-text-indent="false"/>
      <style:text-properties fo:font-weight="bold" officeooo:paragraph-rsid="0000e70e" style:font-weight-asian="bold"/>
    </style:style>
    <style:style style:name="P27" style:family="paragraph" style:parent-style-name="Standard" style:list-style-name="WWNum11">
      <style:paragraph-properties fo:margin-left="1.27cm" fo:margin-right="0cm" fo:text-align="justify" style:justify-single-word="false" fo:text-indent="-0.635cm" style:auto-text-indent="false"/>
      <style:text-properties fo:font-weight="bold" officeooo:paragraph-rsid="0000e70e" style:font-weight-asian="bold"/>
    </style:style>
    <style:style style:name="P28" style:family="paragraph" style:parent-style-name="Standard" style:list-style-name="WWNum18">
      <style:paragraph-properties fo:margin-left="1.27cm" fo:margin-right="0cm" fo:text-align="justify" style:justify-single-word="false" fo:text-indent="-0.635cm" style:auto-text-indent="false"/>
      <style:text-properties fo:font-weight="bold" officeooo:paragraph-rsid="0000e70e" style:font-weight-asian="bold"/>
    </style:style>
    <style:style style:name="P29" style:family="paragraph" style:parent-style-name="Standard" style:list-style-name="WWNum42">
      <style:paragraph-properties fo:margin-left="1.27cm" fo:margin-right="0cm" fo:text-align="justify" style:justify-single-word="false" fo:text-indent="-0.635cm" style:auto-text-indent="false"/>
      <style:text-properties fo:font-weight="bold" officeooo:paragraph-rsid="0000e70e" style:font-weight-asian="bold"/>
    </style:style>
    <style:style style:name="P30" style:family="paragraph" style:parent-style-name="Standard" style:list-style-name="WWNum21">
      <style:paragraph-properties fo:margin-left="1.27cm" fo:margin-right="0cm" fo:text-align="justify" style:justify-single-word="false" fo:text-indent="-0.635cm" style:auto-text-indent="false"/>
      <style:text-properties fo:font-weight="bold" officeooo:paragraph-rsid="0000e70e" style:font-weight-asian="bold"/>
    </style:style>
    <style:style style:name="P31" style:family="paragraph" style:parent-style-name="Standard" style:list-style-name="WWNum1">
      <style:paragraph-properties fo:margin-left="1.27cm" fo:margin-right="0cm" fo:text-align="justify" style:justify-single-word="false" fo:text-indent="-0.635cm" style:auto-text-indent="false"/>
      <style:text-properties fo:font-weight="bold" officeooo:paragraph-rsid="0000e70e" style:font-weight-asian="bold"/>
    </style:style>
    <style:style style:name="P32" style:family="paragraph" style:parent-style-name="Standard" style:list-style-name="WWNum29">
      <style:paragraph-properties fo:margin-left="1.27cm" fo:margin-right="0cm" fo:text-align="justify" style:justify-single-word="false" fo:text-indent="-0.635cm" style:auto-text-indent="false"/>
      <style:text-properties fo:font-weight="bold" officeooo:paragraph-rsid="0000e70e" style:font-weight-asian="bold"/>
    </style:style>
    <style:style style:name="P33" style:family="paragraph" style:parent-style-name="Standard" style:list-style-name="WWNum23">
      <style:paragraph-properties fo:margin-left="1.27cm" fo:margin-right="0cm" fo:text-align="justify" style:justify-single-word="false" fo:text-indent="-0.635cm" style:auto-text-indent="false"/>
      <style:text-properties fo:font-weight="bold" officeooo:paragraph-rsid="0000e70e" style:font-weight-asian="bold"/>
    </style:style>
    <style:style style:name="P34" style:family="paragraph" style:parent-style-name="Standard" style:list-style-name="WWNum20">
      <style:paragraph-properties fo:margin-left="1.27cm" fo:margin-right="0cm" fo:text-align="justify" style:justify-single-word="false" fo:text-indent="-0.635cm" style:auto-text-indent="false"/>
      <style:text-properties fo:font-weight="bold" officeooo:paragraph-rsid="0000e70e" style:font-weight-asian="bold"/>
    </style:style>
    <style:style style:name="P35" style:family="paragraph" style:parent-style-name="Standard" style:list-style-name="WWNum22">
      <style:paragraph-properties fo:margin-left="1.27cm" fo:margin-right="0cm" fo:text-align="justify" style:justify-single-word="false" fo:text-indent="-0.635cm" style:auto-text-indent="false"/>
      <style:text-properties fo:font-weight="bold" officeooo:paragraph-rsid="0000e70e" style:font-weight-asian="bold"/>
    </style:style>
    <style:style style:name="P36" style:family="paragraph" style:parent-style-name="Standard" style:list-style-name="WWNum6">
      <style:paragraph-properties fo:margin-left="1.27cm" fo:margin-right="0cm" fo:text-align="justify" style:justify-single-word="false" fo:text-indent="-0.635cm" style:auto-text-indent="false"/>
      <style:text-properties fo:font-weight="bold" officeooo:paragraph-rsid="0000e70e" style:font-weight-asian="bold"/>
    </style:style>
    <style:style style:name="P37" style:family="paragraph" style:parent-style-name="Standard" style:list-style-name="WWNum34">
      <style:paragraph-properties fo:margin-left="1.27cm" fo:margin-right="0cm" fo:text-align="justify" style:justify-single-word="false" fo:text-indent="-0.635cm" style:auto-text-indent="false"/>
      <style:text-properties fo:font-weight="bold" officeooo:paragraph-rsid="0000e70e" style:font-weight-asian="bold"/>
    </style:style>
    <style:style style:name="P38" style:family="paragraph" style:parent-style-name="Standard" style:list-style-name="WWNum28">
      <style:paragraph-properties fo:margin-left="1.27cm" fo:margin-right="0cm" fo:text-align="justify" style:justify-single-word="false" fo:text-indent="-0.635cm" style:auto-text-indent="false"/>
      <style:text-properties fo:font-weight="bold" officeooo:paragraph-rsid="0000e70e" style:font-weight-asian="bold"/>
    </style:style>
    <style:style style:name="P39" style:family="paragraph" style:parent-style-name="Standard" style:list-style-name="WWNum43">
      <style:paragraph-properties fo:margin-left="1.27cm" fo:margin-right="0cm" fo:text-align="justify" style:justify-single-word="false" fo:text-indent="-0.635cm" style:auto-text-indent="false"/>
      <style:text-properties fo:font-weight="bold" officeooo:paragraph-rsid="0000e70e" style:font-weight-asian="bold"/>
    </style:style>
    <style:style style:name="P40" style:family="paragraph" style:parent-style-name="Standard" style:list-style-name="WWNum16">
      <style:paragraph-properties fo:margin-left="1.27cm" fo:margin-right="0cm" fo:text-align="justify" style:justify-single-word="false" fo:text-indent="-0.635cm" style:auto-text-indent="false"/>
      <style:text-properties fo:font-weight="bold" officeooo:paragraph-rsid="0000e70e" style:font-weight-asian="bold"/>
    </style:style>
    <style:style style:name="P41" style:family="paragraph" style:parent-style-name="Standard" style:list-style-name="WWNum3">
      <style:paragraph-properties fo:margin-left="1.27cm" fo:margin-right="0cm" fo:text-align="justify" style:justify-single-word="false" fo:text-indent="-0.635cm" style:auto-text-indent="false"/>
      <style:text-properties fo:font-weight="bold" officeooo:paragraph-rsid="0000e70e" style:font-weight-asian="bold"/>
    </style:style>
    <style:style style:name="P42" style:family="paragraph" style:parent-style-name="Standard" style:list-style-name="WWNum30">
      <style:paragraph-properties fo:margin-left="1.27cm" fo:margin-right="0cm" fo:text-align="justify" style:justify-single-word="false" fo:text-indent="-0.635cm" style:auto-text-indent="false"/>
      <style:text-properties fo:font-weight="bold" officeooo:paragraph-rsid="0000e70e" style:font-weight-asian="bold"/>
    </style:style>
    <style:style style:name="P43" style:family="paragraph" style:parent-style-name="Standard" style:list-style-name="WWNum45">
      <style:paragraph-properties fo:margin-left="1.27cm" fo:margin-right="0cm" fo:text-align="justify" style:justify-single-word="false" fo:text-indent="-0.635cm" style:auto-text-indent="false"/>
      <style:text-properties fo:font-weight="bold" officeooo:paragraph-rsid="0000e70e" style:font-weight-asian="bold"/>
    </style:style>
    <style:style style:name="P44" style:family="paragraph" style:parent-style-name="Standard" style:list-style-name="WWNum25">
      <style:paragraph-properties fo:margin-left="1.27cm" fo:margin-right="0cm" fo:text-align="justify" style:justify-single-word="false" fo:text-indent="-0.635cm" style:auto-text-indent="false"/>
      <style:text-properties fo:font-weight="bold" officeooo:paragraph-rsid="0000e70e" style:font-weight-asian="bold"/>
    </style:style>
    <style:style style:name="P45" style:family="paragraph" style:parent-style-name="Standard" style:list-style-name="WWNum12">
      <style:paragraph-properties fo:margin-left="1.27cm" fo:margin-right="0cm" fo:text-align="justify" style:justify-single-word="false" fo:text-indent="-0.635cm" style:auto-text-indent="false"/>
      <style:text-properties fo:font-weight="bold" officeooo:paragraph-rsid="0000e70e" style:font-weight-asian="bold"/>
    </style:style>
    <style:style style:name="P46" style:family="paragraph" style:parent-style-name="Standard" style:list-style-name="WWNum26">
      <style:paragraph-properties fo:margin-left="1.27cm" fo:margin-right="0cm" fo:text-align="justify" style:justify-single-word="false" fo:text-indent="-0.635cm" style:auto-text-indent="false"/>
      <style:text-properties fo:font-weight="bold" officeooo:paragraph-rsid="0000e70e" style:font-weight-asian="bold"/>
    </style:style>
    <style:style style:name="P47" style:family="paragraph" style:parent-style-name="Standard" style:list-style-name="WWNum5">
      <style:paragraph-properties fo:margin-left="1.27cm" fo:margin-right="0cm" fo:text-align="justify" style:justify-single-word="false" fo:text-indent="-0.635cm" style:auto-text-indent="false"/>
      <style:text-properties fo:font-weight="bold" officeooo:paragraph-rsid="0000e70e" style:font-weight-asian="bold"/>
    </style:style>
    <style:style style:name="P48" style:family="paragraph" style:parent-style-name="Standard" style:list-style-name="WWNum44">
      <style:paragraph-properties fo:margin-left="1.27cm" fo:margin-right="0cm" fo:text-align="justify" style:justify-single-word="false" fo:text-indent="-0.635cm" style:auto-text-indent="false"/>
      <style:text-properties fo:font-weight="bold" officeooo:paragraph-rsid="0000e70e" style:font-weight-asian="bold"/>
    </style:style>
    <style:style style:name="P49" style:family="paragraph" style:parent-style-name="Standard" style:list-style-name="WWNum40">
      <style:paragraph-properties fo:margin-left="1.27cm" fo:margin-right="0cm" fo:text-align="justify" style:justify-single-word="false" fo:text-indent="-0.635cm" style:auto-text-indent="false"/>
      <style:text-properties fo:font-weight="bold" officeooo:paragraph-rsid="0000e70e" style:font-weight-asian="bold"/>
    </style:style>
    <style:style style:name="P50" style:family="paragraph" style:parent-style-name="Standard" style:list-style-name="WWNum17">
      <style:paragraph-properties fo:margin-left="1.27cm" fo:margin-right="0cm" fo:text-align="justify" style:justify-single-word="false" fo:text-indent="-0.635cm" style:auto-text-indent="false"/>
      <style:text-properties fo:font-weight="bold" officeooo:paragraph-rsid="0000e70e" style:font-weight-asian="bold"/>
    </style:style>
    <style:style style:name="P51" style:family="paragraph" style:parent-style-name="Standard" style:list-style-name="WWNum13">
      <style:paragraph-properties fo:margin-left="1.27cm" fo:margin-right="0cm" fo:text-align="justify" style:justify-single-word="false" fo:text-indent="-0.635cm" style:auto-text-indent="false"/>
      <style:text-properties fo:font-weight="bold" officeooo:paragraph-rsid="0000e70e" style:font-weight-asian="bold"/>
    </style:style>
    <style:style style:name="P52" style:family="paragraph" style:parent-style-name="Standard" style:list-style-name="WWNum19">
      <style:paragraph-properties fo:margin-left="1.27cm" fo:margin-right="0cm" fo:text-align="justify" style:justify-single-word="false" fo:text-indent="-0.635cm" style:auto-text-indent="false"/>
      <style:text-properties fo:font-weight="bold" officeooo:paragraph-rsid="0000e70e" style:font-weight-asian="bold"/>
    </style:style>
    <style:style style:name="P53" style:family="paragraph" style:parent-style-name="Standard" style:list-style-name="WWNum2">
      <style:paragraph-properties fo:margin-left="1.27cm" fo:margin-right="0cm" fo:text-align="justify" style:justify-single-word="false" fo:text-indent="-0.635cm" style:auto-text-indent="false"/>
      <style:text-properties fo:font-weight="bold" officeooo:paragraph-rsid="0000e70e" style:font-weight-asian="bold"/>
    </style:style>
    <style:style style:name="P54" style:family="paragraph" style:parent-style-name="Standard" style:list-style-name="WWNum32">
      <style:paragraph-properties fo:margin-left="1.27cm" fo:margin-right="0cm" fo:text-align="justify" style:justify-single-word="false" fo:text-indent="-0.635cm" style:auto-text-indent="false"/>
      <style:text-properties fo:font-weight="bold" officeooo:paragraph-rsid="0000e70e" style:font-weight-asian="bold"/>
    </style:style>
    <style:style style:name="P55" style:family="paragraph" style:parent-style-name="Standard" style:list-style-name="WWNum24">
      <style:paragraph-properties fo:margin-left="1.27cm" fo:margin-right="0cm" fo:text-align="justify" style:justify-single-word="false" fo:text-indent="-0.635cm" style:auto-text-indent="false"/>
      <style:text-properties fo:font-weight="bold" officeooo:paragraph-rsid="0000e70e" style:font-weight-asian="bold"/>
    </style:style>
    <style:style style:name="P56" style:family="paragraph" style:parent-style-name="Standard" style:list-style-name="WWNum7">
      <style:paragraph-properties fo:margin-left="1.27cm" fo:margin-right="0cm" fo:text-align="justify" style:justify-single-word="false" fo:text-indent="-0.635cm" style:auto-text-indent="false"/>
      <style:text-properties fo:font-weight="bold" officeooo:paragraph-rsid="0000e70e" style:font-weight-asian="bold"/>
    </style:style>
    <style:style style:name="P57" style:family="paragraph" style:parent-style-name="Standard" style:list-style-name="WWNum4">
      <style:paragraph-properties fo:margin-left="1.27cm" fo:margin-right="0cm" fo:text-align="justify" style:justify-single-word="false" fo:text-indent="-0.635cm" style:auto-text-indent="false"/>
      <style:text-properties fo:font-weight="bold" officeooo:paragraph-rsid="0000e70e" style:font-weight-asian="bold"/>
    </style:style>
    <style:style style:name="P58" style:family="paragraph" style:parent-style-name="Standard" style:list-style-name="WWNum39">
      <style:paragraph-properties fo:margin-left="1.27cm" fo:margin-right="0cm" fo:text-align="justify" style:justify-single-word="false" fo:text-indent="-0.635cm" style:auto-text-indent="false"/>
      <style:text-properties fo:font-weight="bold" officeooo:paragraph-rsid="0000e70e" style:font-weight-asian="bold"/>
    </style:style>
    <style:style style:name="P59" style:family="paragraph" style:parent-style-name="Standard" style:list-style-name="WWNum8">
      <style:paragraph-properties fo:margin-left="1.27cm" fo:margin-right="0cm" fo:text-align="justify" style:justify-single-word="false" fo:text-indent="-0.635cm" style:auto-text-indent="false"/>
      <style:text-properties fo:font-weight="bold" officeooo:paragraph-rsid="0000e70e" style:font-weight-asian="bold"/>
    </style:style>
    <style:style style:name="P60" style:family="paragraph" style:parent-style-name="Standard" style:list-style-name="WWNum41">
      <style:paragraph-properties fo:margin-left="1.27cm" fo:margin-right="0cm" fo:text-align="justify" style:justify-single-word="false" fo:text-indent="-0.635cm" style:auto-text-indent="false"/>
      <style:text-properties fo:font-weight="bold" officeooo:paragraph-rsid="0000e70e" style:font-weight-asian="bold"/>
    </style:style>
    <style:style style:name="P61" style:family="paragraph" style:parent-style-name="Standard" style:list-style-name="WWNum46">
      <style:paragraph-properties fo:margin-left="1.27cm" fo:margin-right="0cm" fo:text-align="justify" style:justify-single-word="false" fo:text-indent="-0.635cm" style:auto-text-indent="false"/>
      <style:text-properties fo:font-weight="bold" officeooo:paragraph-rsid="0000e70e" style:font-weight-asian="bold"/>
    </style:style>
    <style:style style:name="P62" style:family="paragraph" style:parent-style-name="Standard" style:list-style-name="WWNum33">
      <style:paragraph-properties fo:margin-left="1.27cm" fo:margin-right="0cm" fo:text-align="justify" style:justify-single-word="false" fo:text-indent="-0.635cm" style:auto-text-indent="false"/>
      <style:text-properties fo:font-weight="bold" officeooo:paragraph-rsid="0000e70e" style:font-weight-asian="bold" style:font-weight-complex="bold"/>
    </style:style>
    <style:style style:name="P63" style:family="paragraph" style:parent-style-name="Standard" style:list-style-name="WWNum8">
      <style:paragraph-properties fo:margin-left="1.27cm" fo:margin-right="0cm" fo:margin-top="0cm" fo:margin-bottom="0cm" loext:contextual-spacing="false" fo:text-align="justify" style:justify-single-word="false" fo:text-indent="-0.635cm" style:auto-text-indent="false"/>
      <style:text-properties fo:font-weight="bold" officeooo:rsid="002240a4" officeooo:paragraph-rsid="0000e70e" style:font-weight-asian="bold"/>
    </style:style>
    <style:style style:name="P64" style:family="paragraph" style:parent-style-name="Standard" style:list-style-name="WWNum41">
      <style:paragraph-properties fo:margin-left="1.27cm" fo:margin-right="0cm" fo:margin-top="0cm" fo:margin-bottom="0cm" loext:contextual-spacing="false" fo:text-align="justify" style:justify-single-word="false" fo:text-indent="-0.635cm" style:auto-text-indent="false"/>
      <style:text-properties fo:font-weight="bold" officeooo:rsid="002313e1" officeooo:paragraph-rsid="0000e70e" style:font-weight-asian="bold" style:font-weight-complex="normal"/>
    </style:style>
    <style:style style:name="P65" style:family="paragraph" style:parent-style-name="Standard" style:list-style-name="WWNum38">
      <style:paragraph-properties fo:margin-left="2.54cm" fo:margin-right="0cm" fo:text-align="justify" style:justify-single-word="false" fo:text-indent="-0.635cm" style:auto-text-indent="false"/>
      <style:text-properties officeooo:paragraph-rsid="0000e70e"/>
    </style:style>
    <style:style style:name="P66" style:family="paragraph" style:parent-style-name="Standard" style:list-style-name="L1">
      <style:paragraph-properties fo:margin-top="0cm" fo:margin-bottom="0cm" loext:contextual-spacing="false" fo:text-align="justify" style:justify-single-word="false"/>
      <style:text-properties fo:font-weight="bold" officeooo:rsid="002240a4" officeooo:paragraph-rsid="0000e70e" style:font-weight-asian="bold" style:font-weight-complex="bold"/>
    </style:style>
    <style:style style:name="P67" style:family="paragraph" style:parent-style-name="Title">
      <style:paragraph-properties fo:break-before="page"/>
    </style:style>
    <style:style style:name="T1" style:family="text">
      <style:text-properties fo:font-weight="bold" style:font-weight-asian="bold"/>
    </style:style>
    <style:style style:name="T2" style:family="text">
      <style:text-properties fo:font-weight="bold" officeooo:rsid="0022d4f2" style:font-weight-asian="bold"/>
    </style:style>
    <style:style style:name="T3" style:family="text">
      <style:text-properties fo:font-weight="bold" style:font-weight-asian="bold" style:font-weight-complex="bold"/>
    </style:style>
    <style:style style:name="T4" style:family="text">
      <style:text-properties fo:font-weight="bold" officeooo:rsid="0022d4f2" style:font-weight-asian="bold" style:font-weight-complex="bold"/>
    </style:style>
    <style:style style:name="T5" style:family="text">
      <style:text-properties officeooo:rsid="001e8e77"/>
    </style:style>
    <style:style style:name="T6" style:family="text">
      <style:text-properties officeooo:rsid="0022d4f2"/>
    </style:style>
    <style:style style:name="T7" style:family="text">
      <style:text-properties fo:font-weight="normal" style:font-weight-asian="normal" style:font-weight-complex="normal"/>
    </style:style>
    <style:style style:name="T8" style:family="text">
      <style:text-properties officeooo:rsid="002313e1"/>
    </style:style>
    <style:style style:name="T9" style:family="text">
      <style:text-properties fo:color="#1155cc"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Git / GitHub</text:p>
      <text:p text:style-name="Heading_20_2"><text:bookmark text:name="_3voq725dljwm"/>Aula 1</text:p>
      <text:p text:style-name="Heading_20_3"><text:bookmark text:name="_485c43il6vz6"/>Forma como o Git trabalha</text:p>
      <text:p text:style-name="P1"/>
      <text:p text:style-name="P1"><text:tab/>Cada projeto é dividido em três estágios:</text:p>
      <text:p text:style-name="P1"/>
      <text:list xml:id="list3293717648" text:style-name="WWNum38">
        <text:list-item>
          <text:p text:style-name="P17">Working Directory (Diretório de Trabalho): é o diretório onde você vai estar trabalhando. Imagine que existe um repositório principal (em um computador específico) e você quer trabalhar com os dados dele. Assim, é feito uma cópia desse repositório para o seu computador, para que você possa trabalhar com os dados dele. </text:p>
          <text:list>
            <text:list-item>
              <text:p text:style-name="P65">Usa-se <text:span text:style-name="T1">git add</text:span> para ir do <text:span text:style-name="T1">working directory</text:span> para o <text:span text:style-name="T1">Staging Area</text:span></text:p>
            </text:list-item>
          </text:list>
        </text:list-item>
        <text:list-item>
          <text:p text:style-name="P17">Staging Area: É tipo uma sala de espera. Os arquivos ficam nele antes de serem enviados para o repositório.</text:p>
          <text:list>
            <text:list-item>
              <text:p text:style-name="P65">Usa-se o comando <text:span text:style-name="T1">git commit</text:span> para ir do <text:span text:style-name="T1">Staging Area</text:span> para o <text:span text:style-name="T1">Git Directory</text:span></text:p>
            </text:list-item>
          </text:list>
        </text:list-item>
        <text:list-item>
          <text:p text:style-name="P17">Git Directory: É o repositório principal que você pegou os dados anteriormente para trabalhar neles. </text:p>
        </text:list-item>
      </text:list>
      <text:p text:style-name="P8"/>
      <text:p text:style-name="Heading_20_3"><text:bookmark text:name="_p1m2ise9jj4i"/>Configurações Iniciais</text:p>
      <text:p text:style-name="P1"/>
      <text:list xml:id="list30371844" text:style-name="WWNum31">
        <text:list-item>
          <text:p text:style-name="P23">git config --global user.name “nomeDoUsuário”</text:p>
        </text:list-item>
      </text:list>
      <text:p text:style-name="P9"/>
      <text:list xml:id="list5352117188326" text:continue-numbering="true" text:style-name="WWNum31">
        <text:list-item>
          <text:p text:style-name="P23">git config --global user.mail “emailDoUsuário”</text:p>
        </text:list-item>
      </text:list>
      <text:p text:style-name="Heading_20_2"><text:bookmark text:name="_tkrc1w2spa53"/>Aula 2</text:p>
      <text:p text:style-name="Heading_20_3"><text:bookmark text:name="_emt56bnv4j8x"/>Criando um repositório</text:p>
      <text:p text:style-name="P1"/>
      <text:p text:style-name="P12">Vai na pasta onde você quer criar um repositório git, abra essa pasta no terminal e escreva:</text:p>
      <text:p text:style-name="P12"/>
      <text:list xml:id="list3980951569" text:style-name="WWNum10">
        <text:list-item>
          <text:p text:style-name="P18"><text:span text:style-name="T1">git init</text:span> </text:p>
        </text:list-item>
      </text:list>
      <text:p text:style-name="P8"/>
      <text:p text:style-name="P12">Pronto, cria-se um repositório (o repositório é uma pastinha oculta, pressione ctrl H para visualizar a pasta). Caso você crie outro repositório git no mesmo lugar, o repositório antigo é substituído pelo repositório git novo.</text:p>
      <text:p text:style-name="P12"/>
      <text:p text:style-name="P6"><text:bookmark text:name="_we66nw8mcoy6"/>Saber o status do repositório</text:p>
      <text:p text:style-name="P1"/>
      <text:p text:style-name="P12">Use o comando <text:span text:style-name="T1">git status</text:span>.</text:p>
      <text:p text:style-name="P12"/>
      <text:p text:style-name="P6"><text:bookmark text:name="_i167a28bhqxz"/>Adicionar um arquivo a Staging Area</text:p>
      <text:p text:style-name="P1"/>
      <text:p text:style-name="P12">Adicionar um arquivo específico: </text:p>
      <text:p text:style-name="P12"/>
      <text:list xml:id="list491463217" text:style-name="WWNum27">
        <text:list-item>
          <text:p text:style-name="P24">git add readme.txt</text:p>
        </text:list-item>
      </text:list>
      <text:p text:style-name="P9"/>
      <text:p text:style-name="P12">Observação: <text:span text:style-name="T1">readme</text:span> = é o nome do arquivo. O arquivo pode ter qualquer nome. <text:span text:style-name="T1">.txt</text:span> = é o formato do arquivo. O arquivo pode ter qualquer formato</text:p>
      <text:p text:style-name="P13"/>
      <text:p text:style-name="P12">Adicionar arquivos do mesmo formato:</text:p>
      <text:p text:style-name="P12"/>
      <text:list xml:id="list5352814474453" text:continue-numbering="true" text:style-name="WWNum27">
        <text:list-item>
          <text:p text:style-name="P24">git add *.txt</text:p>
        </text:list-item>
      </text:list>
      <text:p text:style-name="P11"><text:soft-page-break/></text:p>
      <text:p text:style-name="P12">Adicionar todos os arquivos da pasta: </text:p>
      <text:p text:style-name="P12"/>
      <text:list xml:id="list1767768212" text:style-name="WWNum35">
        <text:list-item>
          <text:p text:style-name="P25">git add .</text:p>
        </text:list-item>
      </text:list>
      <text:p text:style-name="P2"/>
      <text:p text:style-name="P1"><text:tab/>Quando você usa o comando <text:span text:style-name="T1">git.add</text:span> em um arquivo, você está fazendo seu arquivo sair do working directory e passá-lo para a Staging Area, antes de, de fato, salvá-lo no Git Directory </text:p>
      <text:p text:style-name="P1"/>
      <text:p text:style-name="P6"><text:bookmark text:name="_as5w69q3gwfa"/>Adicionar os arquivos ao Git Directory</text:p>
      <text:p text:style-name="P1"/>
      <text:list xml:id="list3395059809" text:style-name="WWNum15">
        <text:list-item>
          <text:p text:style-name="P26">git commit -m “escrever uma mensagem”</text:p>
        </text:list-item>
      </text:list>
      <text:p text:style-name="P11"/>
      <text:p text:style-name="P1"><text:tab/>Observação: qualquer mensagem pode ser escrita entre esses aspas. Geralmente, se escreve as alterações que foram feitas no arquivo trabalhado.</text:p>
      <text:p text:style-name="P1"/>
      <text:p text:style-name="P6"><text:bookmark text:name="_pcj5k0i652qr"/>Esconder/Ignorar arquivos do Git Status</text:p>
      <text:p text:style-name="P1"/>
      <text:p text:style-name="P1"><text:tab/>Existem alguns arquivos que, mesmos colocados dentro da pasta onde se faz um monitoramento git, não é desejável que este arquivo seja monitorado. Por exemplo: na pasta onde seu repositório git foi criado, crie um arquivo txt qualquer (por exemplo, ricardo.txt). </text:p>
      <text:p text:style-name="P1"/>
      <text:p text:style-name="P12">Quando você for ver o status do git (usando <text:span text:style-name="T1">git status</text:span>), o mesmo irá listar o arquivo ricardo.txt como um arquivo não monitorado (untracked files). Para esconder o arquivo ricardo.txt nas vezes em que se digitar <text:span text:style-name="T1">git.status</text:span>, deve-se:</text:p>
      <text:p text:style-name="P12"/>
      <text:list xml:id="list1042565563" text:style-name="WWNum37">
        <text:list-item>
          <text:p text:style-name="P19">Criar um arquivo chamado <text:span text:style-name="T1">.gitignore</text:span></text:p>
        </text:list-item>
        <text:list-item>
          <text:p text:style-name="P19">Dentro deste arquivo, deve-se colocar os nomes dos arquivos em que se quer esconder do <text:span text:style-name="T1">git status</text:span>. Os arquivos devem ser listados, um em cada linha, conforme exemplo abaixo:</text:p>
        </text:list-item>
      </text:list>
      <text:p text:style-name="P1"/>
      <text:p text:style-name="P2">.gitgnore</text:p>
      <text:p text:style-name="P2">ricardo.txt</text:p>
      <text:p text:style-name="P1"/>
      <text:list xml:id="list1888984258" text:style-name="WWNum9">
        <text:list-item>
          <text:p text:style-name="P20">Salvar o arquivo.</text:p>
        </text:list-item>
      </text:list>
      <text:p text:style-name="P8"/>
      <text:p text:style-name="P14"><text:tab/>Nesta hora, ao digitar novamente <text:span text:style-name="T1">git status</text:span>, não irá aparecer o arquivo ricardo.txt (e o arquivo .gitignore).</text:p>
      <text:p text:style-name="P6"/>
      <text:p text:style-name="P6">Submeter um arquivo direto, sem passar pela Staging Area</text:p>
      <text:p text:style-name="P1"/>
      <text:list xml:id="list3507205163" text:style-name="WWNum11">
        <text:list-item>
          <text:p text:style-name="P27">git commit -a -m “escrever uma mensagem”</text:p>
        </text:list-item>
      </text:list>
      <text:p text:style-name="P7"/>
      <text:p text:style-name="P7"><text:bookmark text:name="_aox5k97nrzi7"/>Aula 3</text:p>
      <text:p text:style-name="P6"/>
      <text:p text:style-name="P6"><text:bookmark text:name="_cmexpdf78r8m"/>Descobrir as alteraçõe feitas em um arquivo que está no seu diretório de trabalho</text:p>
      <text:p text:style-name="P1"/>
      <text:list xml:id="list432301391" text:style-name="WWNum18">
        <text:list-item>
          <text:p text:style-name="P28">git diff</text:p>
        </text:list-item>
      </text:list>
      <text:p text:style-name="P1"/>
      <text:p text:style-name="P1"><text:tab/>Observação: esse comando mostra as alterações feitas com os arquivos que ainda não estão na Staging Area (Área de Espera)</text:p>
      <text:p text:style-name="P6"/>
      <text:p text:style-name="P6"><text:bookmark text:name="_cl7nmuf11gk4"/>Descobrir as alteraçõe feitas em um arquivo que está na Área de Espera</text:p>
      <text:p text:style-name="P1"/>
      <text:list xml:id="list5351678148070" text:continue-numbering="true" text:style-name="WWNum18">
        <text:list-item>
          <text:p text:style-name="P28">git diff --staged</text:p>
        </text:list-item>
      </text:list>
      <text:p text:style-name="P1"/>
      <text:p text:style-name="P1"><text:soft-page-break/><text:tab/>Observação: esse comando mostra as alterações feitas com os arquivos que ainda não estão no repositório git.</text:p>
      <text:p text:style-name="P6"/>
      <text:p text:style-name="P6"><text:bookmark text:name="_qn665kk3ljuj"/>Histórico de todos os commits realizados em um arquivo</text:p>
      <text:p text:style-name="P1"/>
      <text:list xml:id="list1443018651" text:style-name="WWNum33">
        <text:list-item>
          <text:p text:style-name="P62">git log</text:p>
        </text:list-item>
      </text:list>
      <text:p text:style-name="P10"/>
      <text:p text:style-name="P1"><text:tab/>Observação: No git log, aparece aquela mensagem que a gente tem que colocar toda vez que faz um commit.</text:p>
      <text:p text:style-name="P6"/>
      <text:p text:style-name="P6"><text:bookmark text:name="_i5s51zdfha7d"/>Saber o que foi mudado em cada um dos commits realizados </text:p>
      <text:p text:style-name="P1"/>
      <text:list xml:id="list3504836546" text:style-name="WWNum42">
        <text:list-item>
          <text:p text:style-name="P29">git log -p</text:p>
        </text:list-item>
      </text:list>
      <text:p text:style-name="P1"/>
      <text:p text:style-name="P1"><text:tab/>Observação: Para voltar a editar no terminal, digite a tecla q do teclado.</text:p>
      <text:p text:style-name="P1"/>
      <text:list xml:id="list702414147" text:style-name="WWNum21">
        <text:list-item>
          <text:p text:style-name="P30">git log -p -1</text:p>
        </text:list-item>
      </text:list>
      <text:p text:style-name="P11"/>
      <text:p text:style-name="P1"><text:tab/>Observação: o parâmetro -1 foi usado para limitar o número de informações em relação aos commits realizados. No caso, apenas o último commit irá ser exibido. O número 1 poderia ser substituído por qualquer outro número.</text:p>
      <text:p text:style-name="P6"/>
      <text:p text:style-name="P6"><text:bookmark text:name="_4hz8dzf8hxzg"/>Saber o que foi mudado em cada um dos commits realizados utilizando a interface gráfica que o git oferece</text:p>
      <text:p text:style-name="P1"/>
      <text:list xml:id="list2205251698" text:style-name="WWNum1">
        <text:list-item>
          <text:p text:style-name="P31">gitk</text:p>
        </text:list-item>
      </text:list>
      <text:p text:style-name="P11"/>
      <text:p text:style-name="P7"><text:bookmark text:name="_1nyan2uwvbcr"/>Aula 4</text:p>
      <text:p text:style-name="P6"/>
      <text:p text:style-name="P6"><text:bookmark text:name="_fvp919r8kvrf"/>Histórico de todos os commits realizados - maneiras alternativas</text:p>
      <text:p text:style-name="P1"/>
      <text:list xml:id="list2716654028" text:style-name="WWNum29">
        <text:list-item>
          <text:p text:style-name="P32">git log –pretty=oneline</text:p>
        </text:list-item>
      </text:list>
      <text:p text:style-name="P11"/>
      <text:p text:style-name="P14"><text:tab/>Observação: apresenta cada código de commits junto com o comentário do mesmo em uma mesma linha.</text:p>
      <text:p text:style-name="P6"/>
      <text:p text:style-name="P6"><text:bookmark text:name="_ys8aojraez6q"/>Adicionar alterações em um commit já existente</text:p>
      <text:p text:style-name="P1"/>
      <text:p text:style-name="P14"><text:tab/>Você primeiramente adiciona o arquivo na Área de Espera e depois coloca esse comando:</text:p>
      <text:p text:style-name="P14"/>
      <text:list xml:id="list4239658031" text:style-name="WWNum23">
        <text:list-item>
          <text:p text:style-name="P33">git commit --amend -m “qualquer mensagem”</text:p>
        </text:list-item>
      </text:list>
      <text:p text:style-name="P6"/>
      <text:p text:style-name="P6"><text:bookmark text:name="_5ukishdx1dkn"/>Retirar arquivos da Staging Area (voltar para o Working Directory)</text:p>
      <text:p text:style-name="P1"/>
      <text:p text:style-name="P1"><text:tab/>Quando o arquvo já está na Staging Area e você quer que ele volte para o Working DIrectory. Você então usa o código:</text:p>
      <text:p text:style-name="P1"/>
      <text:list xml:id="list4286974083" text:style-name="WWNum20">
        <text:list-item>
          <text:p text:style-name="P34">git reset HEAD nomedoarquivo.txt</text:p>
        </text:list-item>
      </text:list>
      <text:p text:style-name="P6"/>
      <text:p text:style-name="P6"><text:bookmark text:name="_3wzku9h4wsa3"/>Descartar mudanças realizadas no Working Directory</text:p>
      <text:p text:style-name="P1"/>
      <text:p text:style-name="P1"><text:tab/>Você fez alguma alteração num arquivo e, quando foi ver o status do seu git, apareceu que, de fato, vocẽ realizou mudanças no arquivo. Ai, você quer voltar com o arquivo original, ou seja, descartar as alterações feitas. Como você nem colocou no Staging Area, <text:span text:style-name="T1">essas alterações estão </text:span><text:soft-page-break/><text:span text:style-name="T1">localizadas no Working Directory</text:span>. Assim, para descartar essas mudanças realizadas no Working Directory, você deve usar o comando:</text:p>
      <text:p text:style-name="P1"/>
      <text:list xml:id="list1632714550" text:style-name="WWNum22">
        <text:list-item>
          <text:p text:style-name="P35">git checkout -- nomedoarquivo.txt</text:p>
        </text:list-item>
      </text:list>
      <text:p text:style-name="P1"/>
      <text:p text:style-name="P1"><text:tab/>Isso vai fazer com que o conteúdo do arquivo em si volte ao estágio anterior (sem mudanças). </text:p>
      <text:p text:style-name="P1"><text:tab/>Para fazer com que alterações em um arquivo seja reconhecida pelo git (no working directory), não esqueça de <text:span text:style-name="T1">salvá-lo</text:span> antes.</text:p>
      <text:p text:style-name="P6"/>
      <text:p text:style-name="P6"><text:bookmark text:name="_3ryuxdmenozi"/>Remover arquivos do Git</text:p>
      <text:p text:style-name="P1"/>
      <text:p text:style-name="P1"><text:tab/>Mesmo quando você remove um arquivo do próprio repositório de trabalho (pasta onde o arquivo se encontra), você deve removê-los do Git. Senão, na hora de comitá-los, aparece erro e tals. Para remover arquivos do Git em si, deve-se usar o comando:</text:p>
      <text:p text:style-name="P1"/>
      <text:list xml:id="list318090665" text:style-name="WWNum6">
        <text:list-item>
          <text:p text:style-name="P36">git rm nomedoarquivo.txt</text:p>
        </text:list-item>
      </text:list>
      <text:p text:style-name="P1"/>
      <text:p text:style-name="P1"><text:tab/>Observação: na versão de git que estou usando, não foi necessário utilizar esse comando (ou seja, ao deletar o arquivo da minha pasta, o git automaticamente deleta o arquivo do repositório dele).</text:p>
      <text:p text:style-name="P7"/>
      <text:p text:style-name="P7"><text:bookmark text:name="_64hkyih2l608"/>Aula 5</text:p>
      <text:p text:style-name="P1"/>
      <text:p text:style-name="P1"><text:tab/>Tags é uma etiqueta, é um ponto de atalho para um determinado status do sistema. Geralmente os desenvolvedores utilizam as tags para criar marcações nas versões diferentes de um sistema (por exemplo, versão 1.0, versão 1.1, versão 1.2).</text:p>
      <text:p text:style-name="P6"/>
      <text:p text:style-name="P6"><text:bookmark text:name="_5qveqtdo38qs"/>Criação de Tags</text:p>
      <text:p text:style-name="P1"/>
      <text:list xml:id="list1428716434" text:style-name="WWNum34">
        <text:list-item>
          <text:p text:style-name="P37">git tag -a nomedatag -m “Versão 1.0”</text:p>
        </text:list-item>
      </text:list>
      <text:p text:style-name="P11"/>
      <text:p text:style-name="P1"><text:tab/>Observação: o nome da tag (no exemplo acima, V1.0) pode ser qualquer nome.</text:p>
      <text:p text:style-name="P6"/>
      <text:p text:style-name="P6"><text:bookmark text:name="_5famkmumiuhw"/>Visualizar Tags</text:p>
      <text:p text:style-name="P1"/>
      <text:list xml:id="list2602545675" text:style-name="WWNum28">
        <text:list-item>
          <text:p text:style-name="P38">git tag</text:p>
        </text:list-item>
      </text:list>
      <text:p text:style-name="P1"/>
      <text:p text:style-name="P1"><text:tab/>Uma tag é sempre criada no seu commit atual. Entretanto, pode-se criar tags utilizando commits antigos.</text:p>
      <text:p text:style-name="P6"/>
      <text:p text:style-name="P6"><text:bookmark text:name="_mjm0b0oh4tbt"/>Criar tags utilizando commits antigos</text:p>
      <text:p text:style-name="P1"/>
      <text:p text:style-name="P1"><text:tab/>Para cada commit, é gerado um código. Para visualizar esse código, deve-se digitar <text:span text:style-name="T1">git log</text:span> (se você quiser algo mais organizado, digite <text:span text:style-name="T1">git log --pretty=oneline</text:span>). Esse código deve ser adicionado no comando abaixo para criar tags utilizando commits antigos. No caso abaixo, o commit em questão tem o código 5fbbba49c43f719d341f217a3efd2d6ae1756581:</text:p>
      <text:p text:style-name="P1"/>
      <text:list xml:id="list1333241933" text:style-name="WWNum43">
        <text:list-item>
          <text:p text:style-name="P39">git tag -a nomedatag 5fbbba49c43f719d341f217a3efd2d6ae1756581 -m “Versão 0.0”</text:p>
        </text:list-item>
      </text:list>
      <text:p text:style-name="P6"/>
      <text:p text:style-name="P6"><text:bookmark text:name="_95j7ptdk0wmf"/>Visualizar informações sobre uma tag específica</text:p>
      <text:p text:style-name="P1"/>
      <text:list xml:id="list1370905338" text:style-name="WWNum16">
        <text:list-item>
          <text:p text:style-name="P40">git show nomedatag</text:p>
        </text:list-item>
      </text:list>
      <text:p text:style-name="P6"><text:soft-page-break/></text:p>
      <text:p text:style-name="P6"><text:bookmark text:name="_brst51ifell7"/>Visualizar informações sobre um commit específico</text:p>
      <text:p text:style-name="P1"/>
      <text:list xml:id="list5352025538662" text:continue-numbering="true" text:style-name="WWNum16">
        <text:list-item>
          <text:p text:style-name="P40">git show chavedocommit</text:p>
        </text:list-item>
      </text:list>
      <text:p text:style-name="P6"/>
      <text:p text:style-name="P6"><text:bookmark text:name="_lyq2h5a7zuqi"/>Visualizar arquivos de um commit específico</text:p>
      <text:p text:style-name="P1"/>
      <text:p text:style-name="P1"><text:tab/>Basicamente, o git trabalha da seguinte forma:</text:p>
      <text:p text:style-name="P1"/>
      <text:list xml:id="list3638045787" text:style-name="WWNum36">
        <text:list-item>
          <text:p text:style-name="P21">Você tem uma pasta trabalhando com três arquivos. Você está no dia 1 de janeiro. Você quer controlar a versão dos arquivos desta pasta. Assim, você dá um commit nesse dia.</text:p>
        </text:list-item>
        <text:list-item>
          <text:p text:style-name="P21">No dia 2 de janeiro, você acaba adicionando mais dois arquivos, e modifica os três arquivos que estavam anteriormente na pasta. Para controlar a versão deles, você dá outro commit.</text:p>
        </text:list-item>
        <text:list-item>
          <text:p text:style-name="P21">No dia 3 de janeiro, você deleta quatro dos cinco arquivos da pasta e modifica o arquivo restante. Você também dá um commit.</text:p>
        </text:list-item>
      </text:list>
      <text:p text:style-name="P8"/>
      <text:p text:style-name="P1"><text:tab/>Para cada commit gerado, também é gerado uma key (chave), que acompanha o commit (para acessá-la, apenas digite o comando <text:span text:style-name="T1">git log</text:span>). Desta forma, com essa chave, pode-se acessar qualquer uma das versões comitadas. </text:p>
      <text:p text:style-name="P1">Supondo que a chave do seu primeiro commit foi 64f53bccf466b36ebf1cb29cdba93a6ada648f9c. Para acessar os arquivos desse commit, deve-se então digitar o comando:</text:p>
      <text:p text:style-name="P1"/>
      <text:list xml:id="list679714187" text:style-name="WWNum3">
        <text:list-item>
          <text:p text:style-name="P41">git checkout 64f53bccf466b36ebf1cb29cdba93a6ada648f9c</text:p>
        </text:list-item>
      </text:list>
      <text:p text:style-name="P1"/>
      <text:p text:style-name="P1"><text:tab/>Perceba que, como foi o seu primeiro commit, aparecerão na sua pasta aqueles seus três primeiros arquivos. Se mesmo comando for usado utilizando a key do segundo commit, aparecerá na pasta aqueles cinco arquivos. Caso a chave do terceiro commit for comitada, apenas um arquivo (o atual) será exibido na pasta.</text:p>
      <text:p text:style-name="P6"/>
      <text:p text:style-name="P6"><text:bookmark text:name="_a3gof3m6j3j9"/>Visualizar commit de uma tag específica</text:p>
      <text:p text:style-name="P1"/>
      <text:list xml:id="list1804009182" text:style-name="WWNum30">
        <text:list-item>
          <text:p text:style-name="P42">git checkout nomedatag</text:p>
        </text:list-item>
      </text:list>
      <text:p text:style-name="P6"/>
      <text:p text:style-name="P6"><text:bookmark text:name="_plgynar5uvwl"/>Voltar para a versão mais recente (master branch)</text:p>
      <text:p text:style-name="P1"/>
      <text:list xml:id="list3422549920" text:style-name="WWNum45">
        <text:list-item>
          <text:p text:style-name="P43">git checkout master</text:p>
        </text:list-item>
      </text:list>
      <text:p text:style-name="P6"/>
      <text:p text:style-name="P6"><text:bookmark text:name="_agifyzj6mmox"/>Deletar uma tag</text:p>
      <text:p text:style-name="P1"/>
      <text:list xml:id="list3843500678" text:style-name="WWNum25">
        <text:list-item>
          <text:p text:style-name="P44">Git tag -d nomedatag</text:p>
        </text:list-item>
      </text:list>
      <text:p text:style-name="P11"/>
      <text:p text:style-name="P1"><text:tab/>Observação: deletar a tag não significa que o commit associado a ela será deletado.</text:p>
      <text:p text:style-name="P1"/>
      <text:p text:style-name="P1"><text:tab/>Por padrão do git, quando você cria um repositório no git, ele sempre cria um branch chamado master. Esse é o branch padrão de trabalho (e único na maioria dos casos). No git, é possível criar outros branches (ramificação), com o intuito de, muitas vezes, desenvolver um teste a partir do que já foi produzido no ramo principal.</text:p>
      <text:p text:style-name="P6"/>
      <text:p text:style-name="P6"><text:bookmark text:name="_rvamqm1xr16m"/>Criação de Branches </text:p>
      <text:p text:style-name="P1"/>
      <text:list xml:id="list2201174065" text:style-name="WWNum12">
        <text:list-item>
          <text:p text:style-name="P45">git branch nomedobranch</text:p>
        </text:list-item>
      </text:list>
      <text:p text:style-name="P6"/>
      <text:p text:style-name="P6"><text:bookmark text:name="_js8460mnvpwk"/>Ir para um Branch específico</text:p>
      <text:p text:style-name="P1"/>
      <text:list xml:id="list931293980" text:style-name="WWNum26">
        <text:list-item>
          <text:p text:style-name="P46">git checkout nomedobranch</text:p>
        </text:list-item>
      </text:list>
      <text:p text:style-name="P1"><text:soft-page-break/></text:p>
      <text:p text:style-name="P1"><text:tab/>Observação: é possível criar o branch e ir ao branch criado de uma só vez, utilizando o comando:</text:p>
      <text:p text:style-name="P1"/>
      <text:list xml:id="list386189419" text:style-name="WWNum5">
        <text:list-item>
          <text:p text:style-name="P47">git branch -b nomedobranch</text:p>
        </text:list-item>
      </text:list>
      <text:p text:style-name="P6"/>
      <text:p text:style-name="P6"><text:bookmark text:name="_d8sggeef0g84"/>Ir para o Branch Master</text:p>
      <text:p text:style-name="P1"/>
      <text:list xml:id="list850934957" text:style-name="WWNum44">
        <text:list-item>
          <text:p text:style-name="P48">git checkout master</text:p>
        </text:list-item>
      </text:list>
      <text:p text:style-name="P1"/>
      <text:p text:style-name="P1"><text:tab/>Observação: Basicamente, quando cria um repositório git, é criado automaticamente um branch master. Caso você queira criar outro branch, use o comando:</text:p>
      <text:p text:style-name="P1"/>
      <text:list xml:id="list4169048924" text:style-name="WWNum40">
        <text:list-item>
          <text:p text:style-name="P49">git branch nomedobranch</text:p>
        </text:list-item>
      </text:list>
      <text:p text:style-name="P14"/>
      <text:p text:style-name="P14"><text:tab/>Caso você queira trabalhar em cima desse branch (assim como qualquer outro branch criado anteriormente), utilize o comando:</text:p>
      <text:p text:style-name="P14"/>
      <text:list xml:id="list3073322126" text:style-name="WWNum17">
        <text:list-item>
          <text:p text:style-name="P50">git checkout nomedobranch</text:p>
        </text:list-item>
      </text:list>
      <text:p text:style-name="P1"/>
      <text:p text:style-name="P1"><text:tab/>Caso você queira trabalhar em cima do branch master (o que pode ser interpretado como voltar ao branch principal), apenas utilizar o comando abaixo (é equivalente a usar o comando acima, mas mudar o nome do branch):</text:p>
      <text:p text:style-name="P1"/>
      <text:list xml:id="list2307959389" text:style-name="WWNum13">
        <text:list-item>
          <text:p text:style-name="P51">git checkout master</text:p>
        </text:list-item>
      </text:list>
      <text:p text:style-name="P6"/>
      <text:p text:style-name="P6"><text:bookmark text:name="_pew75e9bjmaq"/>Listar os branches existentes no repositório</text:p>
      <text:p text:style-name="P1"/>
      <text:list xml:id="list2301529212" text:style-name="WWNum19">
        <text:list-item>
          <text:p text:style-name="P52">git branch</text:p>
        </text:list-item>
      </text:list>
      <text:p text:style-name="P1"><text:tab/></text:p>
      <text:p text:style-name="P1"><text:tab/>Observação: Na lista de branches existentes, o branch ao qual você se localiza estaŕa com um asterisco.</text:p>
      <text:p text:style-name="P6"/>
      <text:p text:style-name="P6"><text:bookmark text:name="_c2unb1ptm55p"/>Fundir um branch teste no branch master</text:p>
      <text:p text:style-name="P1"/>
      <text:p text:style-name="P1"><text:tab/>Imagine a seguinte situação: você está trabalhando no branch master, e quer realizar um programa teste. Assim, você cria um branch chamado teste:</text:p>
      <text:p text:style-name="P1"/>
      <text:list xml:id="list2717446014" text:style-name="WWNum2">
        <text:list-item>
          <text:p text:style-name="P53">git branch teste</text:p>
        </text:list-item>
      </text:list>
      <text:p text:style-name="P11"/>
      <text:p text:style-name="P1"><text:tab/>Em seguida, você vai até o branch recém-criado:</text:p>
      <text:p text:style-name="P1"/>
      <text:list xml:id="list738632607" text:style-name="WWNum32">
        <text:list-item>
          <text:p text:style-name="P54">git checkout teste</text:p>
        </text:list-item>
      </text:list>
      <text:p text:style-name="P11"/>
      <text:p text:style-name="P1"><text:tab/>E nele você desenvolve todo o código teste. Vendo que o teste deu certo, você deseja que esse código teste todo seja implementado no branch master, que é o branch principal. Como você faz isso?</text:p>
      <text:p text:style-name="P1"><text:tab/>Após você comitar as informações do branch teste, volte ao branch master:</text:p>
      <text:p text:style-name="P1"/>
      <text:list xml:id="list3094695224" text:style-name="WWNum24">
        <text:list-item>
          <text:p text:style-name="P55">git checkout master</text:p>
        </text:list-item>
      </text:list>
      <text:p text:style-name="P11"/>
      <text:p text:style-name="P1"><text:tab/>E digite o seguinte comando:</text:p>
      <text:p text:style-name="P1"/>
      <text:list xml:id="list2985949825" text:style-name="WWNum7">
        <text:list-item>
          <text:p text:style-name="P56">git merge teste</text:p>
        </text:list-item>
      </text:list>
      <text:p text:style-name="P1"/>
      <text:p text:style-name="P1"><text:soft-page-break/><text:tab/>Dessa forma, todas as alterações realizadas no branch teste serão detectadas e alteradas ao branch master. Assim, o branch master e o branch teste terão o mesmo conteúdo!</text:p>
      <text:p text:style-name="P1"/>
      <text:p text:style-name="P1"><text:tab/>Observação: Tem uma regra muito importante para que a fundição dê certo. Repare que, desde que foi criado e desenvolvido linhas de código no branch teste, não foi realizado nenhuma alteração no branch master. Apenas no final, quando você quis trazer os conteúdos do branch teste para o branch master que o branch master foi útil. Isso é essencial para o comando merge funcionar.</text:p>
      <text:p text:style-name="P1"/>
      <text:p text:style-name="P1"><text:tab/>O git é um sistema de reconhecimento de versões. Se você começar a comitar no branch master ao mesmo tempo que você comitar no branch teste, o branch master perderá sua referência para reconhecer as alterações feitas no branch teste. Dessa forma, na hora de fundir os branches, ocorrerá problema de conflito.</text:p>
      <text:p text:style-name="P7"/>
      <text:p text:style-name="P7"><text:bookmark text:name="_829sgtax6v7h"/>Aula 6</text:p>
      <text:p text:style-name="P1"/>
      <text:p text:style-name="P1"><text:tab/>Na aula 6, o vídeo utiliza uma rede local (um servidor local do windows<text:span text:style-name="T5">)</text:span>. Como estou usando apenas linux no momento, eu vou assistir a aula para pegar os conceitos empregados nela.</text:p>
      <text:p text:style-name="P6"/>
      <text:p text:style-name="P6"><text:bookmark text:name="_lcg4rwexzzus"/>Iniciar repositório que será disponibilizado para outras máquinas da rede local</text:p>
      <text:p text:style-name="P1"/>
      <text:list xml:id="list739968647" text:style-name="WWNum4">
        <text:list-item>
          <text:p text:style-name="P57">git init --bare</text:p>
        </text:list-item>
      </text:list>
      <text:p text:style-name="P1"/>
      <text:p text:style-name="P1"><text:tab/>Observação: Esse comando deve ser executado no computador onde irão ficar armazenados os arquivos em si.</text:p>
      <text:p text:style-name="P6"/>
      <text:p text:style-name="P6"><text:bookmark text:name="_ltts63ym6vb3"/>Fazer um clone no projeto do servidor</text:p>
      <text:p text:style-name="P1"/>
      <text:list xml:id="list3893525340" text:style-name="WWNum14">
        <text:list-item>
          <text:p text:style-name="P22"><text:span text:style-name="T1">git clone </text:span><text:a xlink:type="simple" xlink:href="../../..//enderecoDoServidor" text:style-name="Internet_20_link" text:visited-style-name="Visited_20_Internet_20_Link"><text:span text:style-name="T1">file:////enderecoDoServidor</text:span></text:a><text:span text:style-name="T1"> </text:span><text:span text:style-name="T2">nomeDaPasta</text:span></text:p>
        </text:list-item>
      </text:list>
      <text:p text:style-name="P1"/>
      <text:p text:style-name="P1"><text:tab/>Observação: clonar um projeto é basicamente copiar um projeto. <text:span text:style-name="T6">Além disso, o </text:span><text:span text:style-name="T4">nomeDaPasta</text:span><text:span text:style-name="T6"> é o nome que o repositório clonado será salvo no seu computador.</text:span></text:p>
      <text:p text:style-name="P1"/>
      <text:p text:style-name="P1"><text:tab/>Supondo que você fez um clone de um servidor local. Você fez alterações necessárias nos arquivos clonados, deu um stage e deu um commit. Embora você tenha dado um commit, você comitou apenas em seu computador. Você ainda não jogou os dados de volta para o servidor em si. </text:p>
      <text:p text:style-name="P1">Antes de você enviar os dados de volta para o servidor, você precisa saber o nome que o git deu para o servidor.</text:p>
      <text:p text:style-name="P6"/>
      <text:p text:style-name="P6"><text:bookmark text:name="_d65yar5jduf0"/>Saber o nome que o git deu para o servidor</text:p>
      <text:p text:style-name="P1"/>
      <text:list xml:id="list12680167" text:style-name="WWNum39">
        <text:list-item>
          <text:p text:style-name="P58">git remote</text:p>
        </text:list-item>
      </text:list>
      <text:p text:style-name="P1"/>
      <text:p text:style-name="P1"><text:tab/>Observação: por padrão, quando você faz um clone, o nome do servidor acaba se chamando <text:span text:style-name="T1">origin</text:span>.</text:p>
      <text:p text:style-name="P6"/>
      <text:p text:style-name="P6"><text:bookmark text:name="_n03tmucmw9qy"/>Enviar os dados clonados e atualizados de volta para o servidor</text:p>
      <text:p text:style-name="P1"/>
      <text:list xml:id="list1480240201" text:style-name="WWNum8">
        <text:list-item>
          <text:p text:style-name="P59">git push nomeDoServidor nomeDoRamo</text:p>
        </text:list-item>
      </text:list>
      <text:p text:style-name="P1"/>
      <text:p text:style-name="P1"><text:tab/>Observação: A interpretação desse comando é basicamente: Envie os arquivos do ramo que você está trabalhando (se você não criou nenhum branch, o nome do branch é <text:span text:style-name="T1">master</text:span>) e os envie para o servidor (por padrão, quando você faz um clone, o nome do servidor acaba se chamando <text:span text:style-name="T1">origin</text:span>).</text:p>
      <text:p text:style-name="P6"><text:soft-page-break/></text:p>
      <text:p text:style-name="P6"><text:bookmark text:name="_jsyx2q3qyhiw"/>Baixar os dados do servidor já com um clone instalado</text:p>
      <text:p text:style-name="P1"/>
      <text:p text:style-name="P1"><text:tab/>Supondo agora que você e seu amigo baixaram um clone de um mesmo servidor e estão trabalhando cada um na sua máquina. O seu amigo enviou as alterações para o servidor (usando o <text:span text:style-name="T1">git push nomeDoServidor nomeDoRamo</text:span>). Você quer olhar as alterações que ele fez, mas você já está com o clone baixado, dessa forma, você não pode usar um clone para isso. Qual é a solução? Usando a função:</text:p>
      <text:p text:style-name="P1"/>
      <text:list xml:id="list3647332769" text:style-name="WWNum41">
        <text:list-item>
          <text:p text:style-name="P60">git pull nomeDoServidor nomeDoRamo</text:p>
        </text:list-item>
      </text:list>
      <text:p text:style-name="P14"/>
      <text:p text:style-name="P14">ele pega os dados do servidor (geralmente se chama <text:span text:style-name="T1">origin</text:span>) e já traz para o seu clone que você já está trabalhando (<text:span text:style-name="T1">master</text:span>).</text:p>
      <text:p text:style-name="P14"/>
      <text:p text:style-name="P14"><text:tab/>Observação: utilizando a função acima, o próprio git faz um merge com o arquivo que você está utilizando. Isso pode não ser interessante para você. Utilizando a função:</text:p>
      <text:p text:style-name="P14"/>
      <text:list xml:id="list5352459383616" text:continue-numbering="true" text:style-name="WWNum41">
        <text:list-item>
          <text:p text:style-name="P60">git fetch nomeDoServidor nomeDoRamo</text:p>
        </text:list-item>
      </text:list>
      <text:p text:style-name="P1"/>
      <text:p text:style-name="P1">você consegue visualizar os dados em um ramo separado. </text:p>
      <text:p text:style-name="P14"/>
      <text:p text:style-name="P7"><text:bookmark text:name="_colqc9ly4yts"/>Aula 7</text:p>
      <text:p text:style-name="P1"/>
      <text:p text:style-name="P6"><text:bookmark text:name="_bnkmnkv1nkdu"/>Dar permissão ao GitHub ter acesso ao seu repositório Git Local</text:p>
      <text:p text:style-name="P1"/>
      <text:p text:style-name="P1"><text:tab/>Abra o terminal Linux na pasta em que você guarda os arquivos que você quer enviar para o GitHub. Depois, vc vai ter que gerar uma par de chaves SSD com o comando:</text:p>
      <text:p text:style-name="P1"/>
      <text:list xml:id="list334597301" text:style-name="WWNum46">
        <text:list-item>
          <text:p text:style-name="P61">ssh-keygen</text:p>
        </text:list-item>
      </text:list>
      <text:p text:style-name="P14"/>
      <text:p text:style-name="P14"><text:tab/>Depois disso, será solicitado para você colocar um nome do arquivo. Apenas aperte enter, você não precisa colocar esse nome. Depois disso, vai pedir para você colocar uma senha para fazer operações no repositório. Mais uma vez, isso não é necessário. Apenas aperte Enter para continuar (vão pedir uma confirmação de senha digitada. É só apertar Enter que está tudo certo).</text:p>
      <text:p text:style-name="P14"/>
      <text:p text:style-name="P14"><text:tab/>Depois disso, o git gerará um documento com a chave SSH. O terminal irá indicar o local onde se encontra esse documento. No meu caso, o local foi: /home/guilherme/.ssh/id_rsa.pub (repare que a pasta .ssh é oculta. Tem que apertar ctrl+h para visualizar essa pasta). </text:p>
      <text:p text:style-name="P14"/>
      <text:p text:style-name="P14"><text:tab/>Abrindo o arquivo id_rsa.pub, terá um conjunto de caracteres. Deve-se copiar esses caracteres e, no site do gitHub (canto superior direito, na setinha que fica a foto de perfil) clique em <text:span text:style-name="T1">settings</text:span>, depois em <text:span text:style-name="T1">SSH and GPG Keys</text:span>, depois em <text:span text:style-name="T1">New SSH key</text:span>, depois adicione um título a sua chave SSH (isso você inventa algum, eu coloquei no meu “PC de casa”), depois cole a chave em si no campo indicado abaixo do título e depois clique em<text:span text:style-name="T1"> Add SSH Key</text:span>. Pronto, o GitHub já tem acesso ao alguma pasta local do seu computador.</text:p>
      <text:p text:style-name="P6"/>
      <text:p text:style-name="P6"><text:bookmark text:name="_688rs9720n3u"/>Criando um repositório pelo próprio GitHub</text:p>
      <text:p text:style-name="P14"/>
      <text:p text:style-name="P14"><text:tab/>Na área principal, clique em <text:span text:style-name="T1">Repositories</text:span> (na parte de cima do site). Lá aparecerão os repositórios que você já criou e tals. Clique em <text:span text:style-name="T1">New</text:span>. Coloque o nome do repositório no campo correspondente ao <text:span text:style-name="T1">Repository Name</text:span>. Se quiser, coloque uma descrição do repositório no campo <text:span text:style-name="T1">Description</text:span>. Assinale como um repositório <text:span text:style-name="T1">Públic</text:span> (repositórios privados cobram uma mensalidade para serem criados). Clique em<text:span text:style-name="T1"> Initialize this repository with a README</text:span>. Em seguida, clique em <text:span text:style-name="T1">Create Repository</text:span>.</text:p>
      <text:p text:style-name="P16">Clonar repositórios do GitHub</text:p>
      <text:p text:style-name="P15"/>
      <text:p text:style-name="P15"><text:soft-page-break/><text:tab/>Na aba <text:span text:style-name="T3">Repositories</text:span>, cleque no repositório que você deseja clonar. Em seguida, no botão verde escrito <text:span text:style-name="T3">Clone or download</text:span>, escolha a opção <text:span text:style-name="T3">use ssh</text:span><text:span text:style-name="T7">. Será gerado um código. Copie esse código e, no terminal git, digite:</text:span></text:p>
      <text:p text:style-name="P15"/>
      <text:list xml:id="list319177677" text:style-name="L1">
        <text:list-item>
          <text:p text:style-name="P66">git clone codigoGerado <text:span text:style-name="T6">nomeDaPasta</text:span></text:p>
        </text:list-item>
      </text:list>
      <text:p text:style-name="P3"/>
      <text:p text:style-name="P6">Enviar os dados clonados e atualizados de volta <text:span text:style-name="T8">para o GitHub</text:span></text:p>
      <text:p text:style-name="P1"/>
      <text:list xml:id="list5352376697110" text:continue-list="list1480240201" text:style-name="WWNum8">
        <text:list-item>
          <text:p text:style-name="P63">git push nomeDoServidor nomeDoRamo</text:p>
        </text:list-item>
      </text:list>
      <text:p text:style-name="P4"/>
      <text:p text:style-name="P4">Observação: Geralmente o nomeDoServidor é <text:span text:style-name="T3">origin</text:span><text:span text:style-name="T7"> e o nomeDoRamo é </text:span><text:span text:style-name="T3">master</text:span><text:span text:style-name="T7">.</text:span></text:p>
      <text:p text:style-name="P5"/>
      <text:p text:style-name="P6">Baixar os dados do servidor já com um clone instalado</text:p>
      <text:p text:style-name="P1"/>
      <text:list xml:id="list5351505575937" text:continue-list="list5352459383616" text:style-name="WWNum41">
        <text:list-item>
          <text:p text:style-name="P64">git pull nomeDoServidor nomeDoRamo</text:p>
        </text:list-item>
      </text:list>
      <text:p text:style-name="P3"/>
      <text:p text:style-name="P3"/>
      <text:p text:style-name="P1"/>
      <text:p text:style-name="P7"><text:bookmark text:name="_xgc4gele40f3"/>Referências Blbiográficas</text:p>
      <text:p text:style-name="P1"><text:a xlink:type="simple" xlink:href="https://www.youtube.com/watch?v=WVLhm1AMeYE&amp;list=PLInBAd9OZCzzHBJjLFZzRl6DgUmOeG3H0" text:style-name="ListLabel_20_415" text:visited-style-name="ListLabel_20_415"><text:span text:style-name="T9">https://www.youtube.com/watch?v=WVLhm1AMeYE&amp;list=PLInBAd9OZCzzHBJjLFZzRl6DgUmOeG3H0</text:span></text:a></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3" style:display-name="Heading 3" style:family="paragraph" style:parent-style-name="normal" style:next-style-name="Standard" style:default-outline-level="" style:class="text">
      <style:paragraph-properties fo:margin-top="0cm" fo:margin-bottom="0cm" loext:contextual-spacing="false" fo:line-height="100%" fo:text-align="justify" style:justify-single-word="false" fo:keep-together="always" fo:keep-with-next="always"/>
      <style:text-properties fo:color="#434343" fo:font-size="14pt" fo:font-weight="normal" style:font-size-asian="14pt" style:font-weight-asian="normal" style:font-size-complex="14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271" style:display-name="ListLabel 271" style:family="text">
      <style:text-properties style:text-underline-style="none" fo:font-weight="bold"/>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235" style:display-name="ListLabel 235" style:family="text">
      <style:text-properties style:text-underline-style="none" fo:font-weight="bold"/>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307" style:display-name="ListLabel 307" style:family="text">
      <style:text-properties style:text-underline-style="none" fo:font-weight="bold"/>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370" style:display-name="ListLabel 370" style:family="text">
      <style:text-properties style:text-underline-style="none" fo:font-weight="bold"/>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53" style:display-name="ListLabel 253" style:family="text">
      <style:text-properties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298" style:display-name="ListLabel 298" style:family="text">
      <style:text-properties style:text-underline-style="none" fo:font-weight="bold"/>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379" style:display-name="ListLabel 379" style:family="text">
      <style:text-properties style:text-underline-style="none" fo:font-weight="bold"/>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62" style:display-name="ListLabel 262" style:family="text">
      <style:text-properties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397" style:display-name="ListLabel 397" style:family="text">
      <style:text-properties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388" style:display-name="ListLabel 388" style:family="text">
      <style:text-properties style:text-underline-style="none" fo:font-weight="bold"/>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52" style:display-name="ListLabel 352" style:family="text">
      <style:text-properties style:text-underline-style="none" fo:font-weight="bold"/>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0" style:display-name="ListLabel 280" style:family="text">
      <style:text-properties style:text-underline-style="none" fo:font-weight="bold"/>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43" style:display-name="ListLabel 343" style:family="text">
      <style:text-properties style:text-underline-style="none" fo:font-weight="bold"/>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406" style:display-name="ListLabel 406" style:family="text">
      <style:text-properties style:text-underline-style="none" fo:font-weight="bold"/>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15" style:display-name="ListLabel 415"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8">
      <text:list-level-style-number text:level="1" text:style-name="ListLabel_20_33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00:30:55.826975867</meta:creation-date>
    <dc:date>2018-09-21T00:53:50.599000405</dc:date>
    <meta:editing-duration>PT4M29S</meta:editing-duration>
    <meta:editing-cycles>2</meta:editing-cycles>
    <meta:generator>LibreOffice/6.0.3.2$Linux_X86_64 LibreOffice_project/00m0$Build-2</meta:generator>
    <meta:document-statistic meta:table-count="0" meta:image-count="0" meta:object-count="0" meta:page-count="9" meta:paragraph-count="183" meta:word-count="2723" meta:character-count="16251" meta:non-whitespace-character-count="13708"/>
  </office:meta>
</office:document-meta>
</file>